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C00000050079A4C33514606AB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3.428cm" fo:min-width="3.32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fo:min-height="1.55cm"/>
    </style:style>
    <style:style style:name="gr6" style:family="graphic" style:parent-style-name="standard">
      <style:graphic-properties draw:stroke="none" svg:stroke-color="#000000" draw:fill="none" draw:fill-color="#ffffff" fo:min-height="1.75cm"/>
    </style:style>
    <style:style style:name="gr7" style:family="graphic" style:parent-style-name="standard">
      <style:graphic-properties draw:stroke="none" svg:stroke-color="#000000" draw:fill="none" draw:fill-color="#ffffff" fo:min-height="2.65cm"/>
    </style:style>
    <style:style style:name="gr8" style:family="graphic" style:parent-style-name="standard">
      <style:graphic-properties draw:stroke="none" svg:stroke-color="#000000" draw:fill="none" draw:fill-color="#ffffff" fo:min-height="1.35cm"/>
    </style:style>
    <style:style style:name="gr9" style:family="graphic" style:parent-style-name="standard">
      <style:graphic-properties draw:stroke="none" svg:stroke-color="#000000" draw:fill="none" draw:fill-color="#ffffff" fo:min-height="3.75cm"/>
    </style:style>
    <style:style style:name="gr10" style:family="graphic" style:parent-style-name="standard">
      <style:graphic-properties svg:stroke-color="#3465a4" draw:textarea-horizontal-align="justify" draw:textarea-vertical-align="middle" draw:auto-grow-height="false" fo:min-height="8.024cm" fo:min-width="8.482cm"/>
    </style:style>
    <style:style style:name="gr11" style:family="graphic" style:parent-style-name="objectwithoutfill">
      <style:graphic-properties svg:stroke-color="#3465a4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3.6cm" svg:y1="6.6cm" svg:x2="3.6cm" svg:y2="17.3cm">
          <text:p text:style-name="P1"><text:s/></text:p>
        </draw:line>
        <draw:line draw:style-name="gr2" draw:text-style-name="P2" draw:layer="layout" svg:x1="3.5cm" svg:y1="17.3cm" svg:x2="14.2cm" svg:y2="17.4cm">
          <text:p/>
        </draw:line>
        <draw:custom-shape draw:style-name="gr3" draw:text-style-name="P1" draw:layer="layout" svg:width="5.4cm" svg:height="5.2cm" svg:x="6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4cm" svg:x2="8.8cm" svg:y2="17.1cm">
          <text:p/>
        </draw:line>
        <draw:frame draw:style-name="gr4" draw:text-style-name="P3" draw:layer="layout" svg:width="1.4cm" svg:height="1.4cm" svg:x="8.7cm" svg:y="15.2cm">
          <draw:text-box>
            <text:p>r</text:p>
          </draw:text-box>
        </draw:frame>
        <draw:frame draw:style-name="gr4" draw:text-style-name="P3" draw:layer="layout" svg:width="1.4cm" svg:height="1.4cm" svg:x="2.5cm" svg:y="6.7cm">
          <draw:text-box>
            <text:p>y</text:p>
          </draw:text-box>
        </draw:frame>
        <draw:frame draw:style-name="gr4" draw:text-style-name="P3" draw:layer="layout" svg:width="1.4cm" svg:height="1.4cm" svg:x="8.7cm" svg:y="15.2cm">
          <draw:text-box>
            <text:p>r</text:p>
          </draw:text-box>
        </draw:frame>
        <draw:frame draw:style-name="gr4" draw:text-style-name="P3" draw:layer="layout" svg:width="1.4cm" svg:height="1.4cm" svg:x="2.5cm" svg:y="16cm">
          <draw:text-box>
            <text:p>y</text:p>
          </draw:text-box>
        </draw:frame>
        <draw:frame draw:style-name="gr4" draw:text-style-name="P3" draw:layer="layout" svg:width="1.4cm" svg:height="1.4cm" svg:x="13.4cm" svg:y="17.5cm">
          <draw:text-box>
            <text:p>X</text:p>
          </draw:text-box>
        </draw:frame>
        <draw:frame draw:style-name="gr4" draw:text-style-name="P3" draw:layer="layout" svg:width="1.4cm" svg:height="1.4cm" svg:x="8cm" svg:y="17.4cm">
          <draw:text-box>
            <text:p>xc</text:p>
          </draw:text-box>
        </draw:frame>
        <draw:frame draw:style-name="gr5" draw:text-style-name="P3" draw:layer="layout" svg:width="13.3cm" svg:height="1.8cm" svg:x="2.5cm" svg:y="1.6cm">
          <draw:text-box>
            <text:p>Circle Generating Algorithm</text:p>
          </draw:text-box>
        </draw:frame>
        <draw:frame draw:style-name="gr6" draw:text-style-name="P3" draw:layer="layout" svg:width="2.7cm" svg:height="2cm" svg:x="6.1cm" svg:y="16.4cm">
          <draw:text-box>
            <text:p>(Xc,Yc)</text:p>
          </draw:text-box>
        </draw:frame>
        <draw:frame draw:style-name="gr7" draw:text-style-name="P3" draw:layer="layout" svg:width="13.6cm" svg:height="2.9cm" svg:x="4.1cm" svg:y="23.3cm">
          <draw:text-box>
            <text:p>(X-Xc)2 + (Y-Yc)2 = R2</text:p>
          </draw:text-box>
        </draw:frame>
        <draw:frame draw:style-name="gr8" draw:text-style-name="P3" draw:layer="layout" svg:width="12cm" svg:height="1.6cm" svg:x="4.1cm" svg:y="25.5cm">
          <draw:text-box>
            <text:p>Y = Yc ± <text:s/></text:p>
          </draw:text-box>
        </draw:frame>
      </draw:page>
      <draw:page draw:name="page2" draw:style-name="dp1" draw:master-page-name="Default">
        <draw:line draw:style-name="gr2" draw:text-style-name="P2" draw:layer="layout" svg:x1="4.2cm" svg:y1="14.1cm" svg:x2="17.5cm" svg:y2="14.1cm">
          <text:p/>
        </draw:line>
        <draw:line draw:style-name="gr2" draw:text-style-name="P2" draw:layer="layout" svg:x1="10.4cm" svg:y1="14.1cm" svg:x2="10.4cm" svg:y2="5.6cm">
          <text:p/>
        </draw:line>
        <draw:path draw:style-name="gr2" draw:text-style-name="P2" draw:layer="layout" svg:width="6.216cm" svg:height="8.775cm" draw:transform="rotate (1.21282929721086) translate (6.17383235332114cm 14.1109372861229cm)" svg:viewBox="0 0 6217 8776" svg:d="M0 0c872-10 1664 407 2450 731 887 365 1835 568 2658 1124 623 421 1263 1081 1076 1776-209 778 78 1393-376 2141-396 652-805 1248-1350 1741l-723 741-401 503-51 19">
          <text:p/>
        </draw:path>
        <draw:frame draw:style-name="gr4" draw:text-style-name="P3" draw:layer="layout" svg:width="1.4cm" svg:height="1.4cm" svg:x="8.8cm" svg:y="5.7cm">
          <draw:text-box>
            <text:p>y</text:p>
          </draw:text-box>
        </draw:frame>
        <draw:frame draw:style-name="gr4" draw:text-style-name="P3" draw:layer="layout" svg:width="1.4cm" svg:height="1.4cm" svg:x="16.7cm" svg:y="12.9cm">
          <draw:text-box>
            <text:p>X</text:p>
          </draw:text-box>
        </draw:frame>
        <draw:frame draw:style-name="gr9" draw:text-style-name="P3" draw:layer="layout" svg:width="13cm" svg:height="4cm" svg:x="4.1cm" svg:y="17.1cm">
          <draw:text-box>
            <text:p>Xc = 0</text:p>
            <text:p>Yc = 0</text:p>
          </draw:text-box>
        </draw:frame>
      </draw:page>
      <draw:page draw:name="page3" draw:style-name="dp1" draw:master-page-name="Default">
        <draw:custom-shape draw:style-name="gr10" draw:text-style-name="P1" draw:layer="layout" svg:width="12.7cm" svg:height="11.7cm" svg:x="4.4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.5cm" svg:y1="13.2cm" svg:x2="19.7cm" svg:y2="13.4cm">
          <text:p/>
        </draw:line>
        <draw:line draw:style-name="gr11" draw:text-style-name="P2" draw:layer="layout" svg:x1="10.835cm" svg:y1="5.202cm" svg:x2="11.166cm" svg:y2="20.999cm">
          <text:p/>
        </draw:line>
        <draw:line draw:style-name="gr11" draw:text-style-name="P2" draw:layer="layout" svg:x1="14.3cm" svg:y1="8.2cm" svg:x2="11.001cm" svg:y2="13.241cm">
          <text:p/>
        </draw:line>
        <draw:frame draw:style-name="gr8" draw:text-style-name="P3" draw:layer="layout" svg:width="2.3cm" svg:height="1.6cm" svg:x="11.2cm" svg:y="12.5cm">
          <draw:text-box>
            <text:p>45</text:p>
          </draw:text-box>
        </draw:frame>
        <draw:frame draw:style-name="gr12" draw:text-style-name="P3" draw:layer="layout" svg:width="2.2cm" svg:height="1cm" svg:x="17cm" svg:y="10.8cm">
          <draw:text-box>
            <text:p>X,y</text:p>
          </draw:text-box>
        </draw:frame>
        <draw:frame draw:style-name="gr12" draw:text-style-name="P3" draw:layer="layout" svg:width="2.2cm" svg:height="1cm" svg:x="12.6cm" svg:y="6.6cm">
          <draw:text-box>
            <text:p>X,y</text:p>
          </draw:text-box>
        </draw:frame>
        <draw:frame draw:style-name="gr12" draw:text-style-name="P3" draw:layer="layout" svg:width="2.2cm" svg:height="1cm" svg:x="6.2cm" svg:y="6.6cm">
          <draw:text-box>
            <text:p>-X,y</text:p>
          </draw:text-box>
        </draw:frame>
        <draw:frame draw:style-name="gr12" draw:text-style-name="P3" draw:layer="layout" svg:width="2.2cm" svg:height="1cm" svg:x="2.9cm" svg:y="11.2cm">
          <draw:text-box>
            <text:p>-x,y</text:p>
          </draw:text-box>
        </draw:frame>
        <draw:frame draw:style-name="gr12" draw:text-style-name="P3" draw:layer="layout" svg:width="2.2cm" svg:height="1cm" svg:x="3.2cm" svg:y="14.9cm">
          <draw:text-box>
            <text:p>-x,-y</text:p>
          </draw:text-box>
        </draw:frame>
        <draw:frame draw:style-name="gr12" draw:text-style-name="P3" draw:layer="layout" svg:width="2.2cm" svg:height="1cm" svg:x="6.3cm" svg:y="18.4cm">
          <draw:text-box>
            <text:p>-x,-y</text:p>
          </draw:text-box>
        </draw:frame>
        <draw:frame draw:style-name="gr12" draw:text-style-name="P3" draw:layer="layout" svg:width="2.2cm" svg:height="1cm" svg:x="14.3cm" svg:y="18.2cm">
          <draw:text-box>
            <text:p>x,-y</text:p>
          </draw:text-box>
        </draw:frame>
        <draw:frame draw:style-name="gr12" draw:text-style-name="P3" draw:layer="layout" svg:width="2.2cm" svg:height="1cm" svg:x="6.3cm" svg:y="18.4cm">
          <draw:text-box>
            <text:p>-x,-y</text:p>
          </draw:text-box>
        </draw:frame>
        <draw:frame draw:style-name="gr12" draw:text-style-name="P3" draw:layer="layout" svg:width="2.2cm" svg:height="1cm" svg:x="16.9cm" svg:y="14.2cm">
          <draw:text-box>
            <text:p>x,-y</text:p>
          </draw:text-box>
        </draw:frame>
      </draw:page>
      <draw:page draw:name="page4" draw:style-name="dp1" draw:master-page-name="Default">
        <draw:frame draw:style-name="gr13" draw:text-style-name="P1" draw:layer="layout" svg:width="18.999cm" svg:height="25.332cm" svg:x="1.083cm" svg:y="1.611cm">
          <draw:image xlink:href="Pictures/10000000000003C00000050079A4C33514606AB7.jpg" xlink:type="simple" xlink:show="embed" xlink:actuate="onLoad" loext:mime-type="image/jpeg">
            <text:p/>
          </draw:image>
        </draw:frame>
      </draw:page>
      <draw:page draw:name="page5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2T10:48:12.584484005</meta:creation-date>
    <dc:date>2019-03-16T11:20:37.304050490</dc:date>
    <meta:editing-duration>PT19M31S</meta:editing-duration>
    <meta:editing-cycles>5</meta:editing-cycles>
    <meta:generator>LibreOffice/6.1.5.2$Linux_X86_64 LibreOffice_project/10$Build-2</meta:generator>
    <meta:document-statistic meta:object-count="35"/>
  </office:meta>
</office:document-meta>
</file>